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.09pt"/>
    </style:style>
    <style:style style:name="co3" style:family="table-column">
      <style:table-column-properties fo:break-before="auto" style:column-width="32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pt"/>
      <style:text-properties fo:font-size="9.5pt" fo:font-weight="normal" style:font-size-asian="9.5pt" style:font-weight-asian="normal" style:font-size-complex="9.5pt" style:font-weight-complex="normal"/>
    </style:style>
    <style:style style:name="ce5" style:family="table-cell" style:parent-style-name="Default">
      <style:table-cell-properties fo:background-color="#e5ece9" style:text-align-source="fix" style:repeat-content="false" fo:border="0.06pt solid #000000"/>
      <style:paragraph-properties fo:text-align="start" fo:margin-left="0pt"/>
    </style:style>
    <style:style style:name="ce6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15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e5ece9" style:text-align-source="fix" style:repeat-content="false" fo:border="0.06pt solid #000000"/>
      <style:paragraph-properties fo:text-align="end" fo:margin-left="0pt"/>
    </style:style>
    <style:style style:name="ce18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style:font-name-asian="Noto Sans" style:font-name-complex="Noto Sans Devanagari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e5ece9" style:text-align-source="fix" style:repeat-content="false" fo:border="0.06pt solid #000000" style:vertical-align="middle"/>
      <style:paragraph-properties fo:text-align="center" fo:margin-left="0pt"/>
    </style:style>
    <style:style style:name="ce13" style:family="table-cell" style:parent-style-name="Default" style:data-style-name="N100">
      <style:table-cell-properties fo:background-color="#e5ece9" style:text-align-source="fix" style:repeat-content="false" fo:border="0.06pt solid #000000"/>
      <style:paragraph-properties fo:text-align="center" fo:margin-left="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6" style:family="table-cell" style:parent-style-name="Default">
      <style:table-cell-properties fo:background-color="#e5ece9" style:text-align-source="fix" style:repeat-content="false" fo:border="0.06pt solid #000000" style:vertical-align="middle"/>
      <style:paragraph-properties fo:text-align="center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ax-width="340.16pt" fo:min-height="33.6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ax-width="340.16pt" fo:min-height="56.0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ax-width="340.16pt" fo:min-height="44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167.98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="Arrowheads_20_1"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3" table:number-columns-repeated="15" table:default-cell-style-name="Default"/>
        <table:table-column table:style-name="co1" table:default-cell-style-name="Default"/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Svorių lentelė</text:p>
          </table:table-cell>
          <table:covered-table-cell/>
          <table:table-cell table:number-columns-repeated="3"/>
          <table:table-cell table:style-name="ce1" table:number-columns-spanned="2" table:number-rows-spanned="1"/>
          <table:covered-table-cell/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2" office:value-type="string" calcext:value-type="string">
            <text:p>Objekto tipas</text:p>
          </table:table-cell>
          <table:table-cell table:style-name="ce2" office:value-type="string" calcext:value-type="string">
            <text:p>Nesunkus (N)</text:p>
          </table:table-cell>
          <table:table-cell table:style-name="ce2" office:value-type="string" calcext:value-type="string">
            <text:p>Vidutinis (V)</text:p>
          </table:table-cell>
          <table:table-cell table:style-name="ce2" office:value-type="string" calcext:value-type="string">
            <text:p>Sunkus (S)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5" office:value-type="string" calcext:value-type="string">
            <text:p>EIs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5" office:value-type="string" calcext:value-type="string">
            <text:p>EOs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5" office:value-type="string" calcext:value-type="string">
            <text:p>EQs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5" office:value-type="string" calcext:value-type="string">
            <text:p>ILFs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5" office:value-type="string" calcext:value-type="string">
            <text:p>EIFs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16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Sistemos dalys</text:p>
          </table:table-cell>
          <table:covered-table-cell/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2">
            <text:p>Pavadinimas</text:p>
          </table:table-cell>
          <table:covered-table-cell table:number-columns-repeated="3" table:style-name="ce12"/>
          <table:table-cell table:style-name="ce6" office:value-type="string" calcext:value-type="string" table:number-columns-spanned="3" table:number-rows-spanned="1">
            <office:annotation draw:style-name="gr1" draw:text-style-name="P2" svg:width="82.18pt" svg:height="16.89pt" svg:x="498.39pt" svg:y="136.66pt" draw:caption-point-x="-17.29pt" draw:caption-point-y="42.8pt">
              <dc:date>2017-10-05T00:00:00</dc:date>
              <text:p text:style-name="P1"><text:span text:style-name="T1">External Inputs</text:span></text:p>
            </office:annotation>
            <text:p>EIs</text:p>
          </table:table-cell>
          <table:covered-table-cell table:number-columns-repeated="2" table:style-name="ce6"/>
          <table:table-cell table:style-name="ce15" office:value-type="string" calcext:value-type="string" table:number-columns-spanned="3" table:number-rows-spanned="1">
            <office:annotation draw:style-name="gr1" draw:text-style-name="P2" svg:width="82.18pt" svg:height="16.89pt" svg:x="595.59pt" svg:y="136.66pt" draw:caption-point-x="-17.29pt" draw:caption-point-y="42.8pt">
              <dc:date>2017-10-05T00:00:00</dc:date>
              <text:p text:style-name="P1"><text:span text:style-name="T1">External Outputs</text:span></text:p>
            </office:annotation>
            <text:p>EOs</text:p>
          </table:table-cell>
          <table:covered-table-cell table:number-columns-repeated="2" table:style-name="ce15"/>
          <table:table-cell table:style-name="ce15" office:value-type="string" calcext:value-type="string" table:number-columns-spanned="3" table:number-rows-spanned="1">
            <office:annotation draw:style-name="gr2" draw:text-style-name="P2" svg:width="82.18pt" svg:height="28.09pt" svg:x="692.79pt" svg:y="136.66pt" draw:caption-point-x="-17.29pt" draw:caption-point-y="42.8pt">
              <dc:date>2017-10-05T00:00:00</dc:date>
              <text:p text:style-name="P1"><text:span text:style-name="T1">External Inquiries</text:span></text:p>
            </office:annotation>
            <text:p>EQs</text:p>
          </table:table-cell>
          <table:covered-table-cell table:number-columns-repeated="2" table:style-name="ce15"/>
          <table:table-cell table:style-name="ce15" office:value-type="string" calcext:value-type="string" table:number-columns-spanned="3" table:number-rows-spanned="1">
            <office:annotation draw:style-name="gr2" draw:text-style-name="P2" svg:width="82.18pt" svg:height="28.09pt" svg:x="789.99pt" svg:y="136.66pt" draw:caption-point-x="-17.29pt" draw:caption-point-y="42.8pt">
              <dc:date>2017-10-05T00:00:00</dc:date>
              <text:p text:style-name="P1"><text:span text:style-name="T1">Internal Logical Files</text:span></text:p>
            </office:annotation>
            <text:p>ILFs</text:p>
          </table:table-cell>
          <table:covered-table-cell table:number-columns-repeated="2" table:style-name="ce15"/>
          <table:table-cell table:style-name="ce15" office:value-type="string" calcext:value-type="string" table:number-columns-spanned="3" table:number-rows-spanned="1">
            <office:annotation draw:style-name="gr2" draw:text-style-name="P2" svg:width="82.18pt" svg:height="28.09pt" svg:x="887.19pt" svg:y="136.66pt" draw:caption-point-x="-17.29pt" draw:caption-point-y="42.8pt">
              <dc:date>2017-10-05T00:00:00</dc:date>
              <text:p text:style-name="P1"><text:span text:style-name="T1">External Interface Files </text:span></text:p>
            </office:annotation>
            <text:p>EIFs</text:p>
          </table:table-cell>
          <table:covered-table-cell table:number-columns-repeated="2" table:style-name="ce15"/>
          <table:table-cell table:style-name="ce15" office:value-type="string" calcext:value-type="string" table:number-columns-spanned="1" table:number-rows-spanned="7">
            <text:p>Σ FP<text:span text:style-name="T2">i</text:span></text:p>
          </table:table-cell>
        </table:table-row>
        <table:table-row table:style-name="ro1">
          <table:table-cell table:number-columns-repeated="2"/>
          <table:covered-table-cell table:number-columns-repeated="4" table:style-name="ce12"/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V</text:p>
          </table:table-cell>
          <table:table-cell table:style-name="ce11" office:value-type="string" calcext:value-type="string">
            <text:p>S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S</text:p>
          </table:table-cell>
          <table:covered-table-cell table:style-name="ce12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4" table:number-rows-spanned="1">
            <text:p>Sutarčių administravimo modulis</text:p>
          </table:table-cell>
          <table:covered-table-cell table:number-columns-repeated="3" table:style-name="ce14"/>
          <table:table-cell table:style-name="ce12" office:value-type="float" office:value="4" calcext:value-type="float">
            <office:annotation draw:style-name="gr3" draw:text-style-name="P2" svg:width="82.18pt" svg:height="72.88pt" svg:x="433.59pt" svg:y="162.26pt" draw:caption-point-x="-17.29pt" draw:caption-point-y="42.8pt">
              <dc:date>2017-10-05T00:00:00</dc:date>
              <text:p text:style-name="P1"><text:span text:style-name="T1">Klientas:</text:span></text:p>
              <text:p text:style-name="P1"><text:span text:style-name="T1">1 – pratęsimas</text:span></text:p>
              <text:p text:style-name="P1"><text:span text:style-name="T1">1 – nutraukimas</text:span></text:p>
              <text:p text:style-name="P1"><text:span text:style-name="T1">Vadyb.:</text:span></text:p>
              <text:p text:style-name="P1"><text:span text:style-name="T1">1 – patvirtinimas</text:span></text:p>
              <text:p text:style-name="P1"><text:span text:style-name="T1">1 - atmetimas</text:span></text:p>
            </office:annotation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office:annotation draw:style-name="gr4" draw:text-style-name="P2" svg:width="82.18pt" svg:height="50.49pt" svg:x="498.39pt" svg:y="162.26pt" draw:caption-point-x="-17.29pt" draw:caption-point-y="42.8pt">
              <dc:date>2017-10-05T00:00:00</dc:date>
              <text:p text:style-name="P1"><text:span text:style-name="T1">Klientas:</text:span></text:p>
              <text:p text:style-name="P1"><text:span text:style-name="T1">1 - sudarymas</text:span></text:p>
              <text:p text:style-name="P1"><text:span text:style-name="T1">Vadyb.:</text:span></text:p>
              <text:p text:style-name="P1"><text:span text:style-name="T1">1 - redagavimas</text:span></text:p>
            </office:annotation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office:annotation draw:style-name="gr2" draw:text-style-name="P2" svg:width="82.18pt" svg:height="28.09pt" svg:x="595.59pt" svg:y="162.26pt" draw:caption-point-x="-17.29pt" draw:caption-point-y="42.8pt">
              <dc:date>2017-10-05T00:00:00</dc:date>
              <text:p text:style-name="P1"><text:span text:style-name="T1">Vadyb.:</text:span></text:p>
              <text:p text:style-name="P1"><text:span text:style-name="T1">1 – peržiūra</text:span></text:p>
            </office:annotation>
            <text:p>1</text:p>
          </table:table-cell>
          <table:table-cell table:style-name="ce12" office:value-type="float" office:value="4" calcext:value-type="float">
            <office:annotation draw:style-name="gr3" draw:text-style-name="P2" svg:width="82.18pt" svg:height="72.88pt" svg:x="627.99pt" svg:y="162.26pt" draw:caption-point-x="-17.29pt" draw:caption-point-y="42.8pt">
              <dc:date>2017-10-05T00:00:00</dc:date>
              <text:p text:style-name="P1"><text:span text:style-name="T1">Vadyb.</text:span></text:p>
              <text:p text:style-name="P1"><text:span text:style-name="T1">1 – patvirtinimas</text:span></text:p>
              <text:p text:style-name="P1"><text:span text:style-name="T1">1 – atmetimas</text:span></text:p>
              <text:p text:style-name="P1"><text:span text:style-name="T1">Klientas:</text:span></text:p>
              <text:p text:style-name="P1"><text:span text:style-name="T1">1 – pratęsimas</text:span></text:p>
              <text:p text:style-name="P1"><text:span text:style-name="T1">1 - nutraukimas</text:span></text:p>
            </office:annotation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office:annotation draw:style-name="gr5" draw:text-style-name="P2" svg:width="82.18pt" svg:height="39.29pt" svg:x="692.79pt" svg:y="162.26pt" draw:caption-point-x="-17.29pt" draw:caption-point-y="42.8pt">
              <dc:date>2017-10-05T00:00:00</dc:date>
              <text:p text:style-name="P1"><text:span text:style-name="T1">Vadyb., klientas:</text:span></text:p>
              <text:p text:style-name="P1"><text:span text:style-name="T1">1 – nauja sutartis</text:span></text:p>
              <text:p text:style-name="P1"><text:span text:style-name="T1">1 - redagavimas</text:span></text:p>
            </office:annotation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office:annotation draw:style-name="gr1" draw:text-style-name="P2" svg:width="82.18pt" svg:height="16.89pt" svg:x="789.99pt" svg:y="162.26pt" draw:caption-point-x="-17.29pt" draw:caption-point-y="42.8pt">
              <dc:date>2017-10-05T00:00:00</dc:date>
              <text:p text:style-name="P1"><text:span text:style-name="T1">sutartis</text:span></text:p>
            </office:annotation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covered-table-cell table:style-name="ce12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4" table:number-rows-spanned="1">
            <text:p>Darbuotojų administravimo modulis</text:p>
          </table:table-cell>
          <table:covered-table-cell table:number-columns-repeated="3" table:style-name="ce14"/>
          <table:table-cell table:style-name="ce12" office:value-type="float" office:value="1" calcext:value-type="float">
            <office:annotation draw:style-name="gr2" draw:text-style-name="P2" svg:width="82.18pt" svg:height="28.09pt" svg:x="433.59pt" svg:y="175.07pt" draw:caption-point-x="-17.29pt" draw:caption-point-y="42.8pt">
              <dc:date>2017-10-05T00:00:00</dc:date>
              <text:p text:style-name="P1"><text:span text:style-name="T1">1 – prisijungimas prie paskyros</text:span></text:p>
            </office:annotation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office:annotation draw:style-name="gr4" draw:text-style-name="P2" svg:width="82.18pt" svg:height="50.49pt" svg:x="498.39pt" svg:y="175.07pt" draw:caption-point-x="-17.29pt" draw:caption-point-y="42.8pt">
              <dc:date>2017-10-05T00:00:00</dc:date>
              <text:p text:style-name="P1"><text:span text:style-name="T1">1 - paskyros registracija</text:span></text:p>
              <text:p text:style-name="P1"><text:span text:style-name="T1">1 – paskyros atnaujinimas</text:span></text:p>
            </office:annotation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office:annotation draw:style-name="gr2" draw:text-style-name="P2" svg:width="82.18pt" svg:height="28.09pt" svg:x="595.59pt" svg:y="175.07pt" draw:caption-point-x="-17.29pt" draw:caption-point-y="42.8pt">
              <dc:date>2017-10-05T00:00:00</dc:date>
              <text:p text:style-name="P1"><text:span text:style-name="T1">1 – darbuotojų sutartys</text:span></text:p>
            </office:annotation>
            <text:p>1</text:p>
          </table:table-cell>
          <table:table-cell table:style-name="ce12" office:value-type="float" office:value="1" calcext:value-type="float">
            <office:annotation draw:style-name="gr2" draw:text-style-name="P2" svg:width="82.18pt" svg:height="28.09pt" svg:x="627.99pt" svg:y="175.07pt" draw:caption-point-x="-17.29pt" draw:caption-point-y="42.8pt">
              <dc:date>2017-10-05T00:00:00</dc:date>
              <text:p text:style-name="P1"><text:span text:style-name="T1">1 – prisijungimas prie paskyros</text:span></text:p>
            </office:annotation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office:annotation draw:style-name="gr3" draw:text-style-name="P2" svg:width="82.18pt" svg:height="72.88pt" svg:x="692.79pt" svg:y="175.07pt" draw:caption-point-x="-17.29pt" draw:caption-point-y="42.8pt">
              <dc:date>2017-10-05T00:00:00</dc:date>
              <text:p text:style-name="P1"><text:span text:style-name="T1">1 - paskyros registracija</text:span></text:p>
              <text:p text:style-name="P1"><text:span text:style-name="T1">1 – paskyros atnaujinimas</text:span></text:p>
              <text:p text:style-name="P1"><text:span text:style-name="T1">1 – sutarties informacija</text:span></text:p>
            </office:annotation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office:annotation draw:style-name="gr2" draw:text-style-name="P2" svg:width="82.18pt" svg:height="28.09pt" svg:x="789.99pt" svg:y="175.07pt" draw:caption-point-x="-17.29pt" draw:caption-point-y="42.8pt">
              <dc:date>2017-10-05T00:00:00</dc:date>
              <text:p text:style-name="P1"><text:span text:style-name="T1">1 – paskyra</text:span></text:p>
              <text:p text:style-name="P1"><text:span text:style-name="T1">1 - sutartis</text:span></text:p>
            </office:annotation>
            <text:p>2</text:p>
          </table:table-cell>
          <table:table-cell table:number-columns-repeated="3" table:style-name="ce12" office:value-type="float" office:value="0" calcext:value-type="float">
            <text:p>0</text:p>
          </table:table-cell>
          <table:covered-table-cell table:style-name="ce12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4" table:number-rows-spanned="1">
            <text:p>Darbuotojų darbo grafiko valdymo modulis</text:p>
          </table:table-cell>
          <table:covered-table-cell table:number-columns-repeated="3" table:style-name="ce14"/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office:annotation draw:style-name="gr5" draw:text-style-name="P2" svg:width="82.18pt" svg:height="39.29pt" svg:x="481.1pt" svg:y="230.68pt" draw:caption-point-x="0pt" draw:caption-point-y="0pt">
              <dc:date>2017-10-05T00:00:00</dc:date>
              <text:p text:style-name="P1"><text:span text:style-name="T1">Vadyb.:</text:span></text:p>
              <text:p text:style-name="P1"><text:span text:style-name="T1">1 – darbo graf. sudarymas</text:span></text:p>
            </office:annotation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office:annotation draw:style-name="gr6" draw:text-style-name="P2" svg:width="82.18pt" svg:height="39.29pt" svg:x="563.19pt" svg:y="187.88pt" draw:caption-point-x="-17.29pt" draw:caption-point-y="42.8pt">
              <dc:date>2017-10-05T00:00:00</dc:date>
              <text:p text:style-name="P1"><text:span text:style-name="T1">Vadyb.:</text:span></text:p>
              <text:p text:style-name="P1"><text:span text:style-name="T1">1 <text:s/>- grafikų peržiūra</text:span></text:p>
            </office:annotation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office:annotation draw:style-name="gr7" draw:text-style-name="P2" svg:width="82.18pt" svg:height="61.68pt" svg:x="660.39pt" svg:y="187.88pt" draw:caption-point-x="-17.29pt" draw:caption-point-y="42.8pt">
              <dc:date>2017-10-05T00:00:00</dc:date>
              <text:p text:style-name="P1"><text:span text:style-name="T1">Vadyb.:</text:span></text:p>
              <text:p text:style-name="P1"><text:span text:style-name="T1">1 <text:s/>- grafikų peržiūra</text:span></text:p>
              <text:p text:style-name="P1"><text:span text:style-name="T1">1 – darbo grafiko sudarymas</text:span></text:p>
            </office:annotation>
            <text:p>2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office:annotation draw:style-name="gr2" draw:text-style-name="P2" svg:width="82.18pt" svg:height="28.09pt" svg:x="789.99pt" svg:y="187.88pt" draw:caption-point-x="-17.29pt" draw:caption-point-y="42.8pt">
              <dc:date>2017-10-05T00:00:00</dc:date>
              <text:p text:style-name="P1"><text:span text:style-name="T1">1 – darbo grafikas</text:span></text:p>
            </office:annotation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covered-table-cell table:style-name="ce12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4" table:number-rows-spanned="1">
            <text:p>Mobilios aplikacijos API</text:p>
          </table:table-cell>
          <table:covered-table-cell table:number-columns-repeated="3" table:style-name="ce14"/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office:annotation draw:style-name="gr2" draw:text-style-name="P2" svg:width="82.18pt" svg:height="28.09pt" svg:x="740.3pt" svg:y="243.47pt" draw:caption-point-x="0pt" draw:caption-point-y="0pt">
              <dc:date>2017-10-05T00:00:00</dc:date>
              <text:p text:style-name="P1"><text:span text:style-name="T1">1 – biuras, užsakovas</text:span></text:p>
            </office:annotation>
            <text:p>1</text:p>
          </table:table-cell>
          <table:table-cell table:style-name="ce12" office:value-type="float" office:value="2" calcext:value-type="float">
            <office:annotation draw:style-name="gr8" draw:text-style-name="P2" svg:width="82.18pt" svg:height="50.49pt" svg:x="789.99pt" svg:y="200.66pt" draw:caption-point-x="-17.29pt" draw:caption-point-y="42.8pt">
              <dc:date>2017-10-05T00:00:00</dc:date>
              <text:p text:style-name="P1"><text:span text:style-name="T1">Darb. - vair.:</text:span></text:p>
              <text:p text:style-name="P1"><text:span text:style-name="T1">1 – užsakymas, maršrutas</text:span></text:p>
              <text:p text:style-name="P1"><text:span text:style-name="T1">1 - paskyra</text:span></text:p>
            </office:annotation>
            <text:p>2</text:p>
          </table:table-cell>
          <table:table-cell table:number-columns-repeated="3" table:style-name="ce12" office:value-type="float" office:value="0" calcext:value-type="float">
            <text:p>0</text:p>
          </table:table-cell>
          <table:covered-table-cell table:style-name="ce12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4" table:number-rows-spanned="1">
            <text:p>Mobili aplikacija</text:p>
          </table:table-cell>
          <table:covered-table-cell table:number-columns-repeated="3" table:style-name="ce14"/>
          <table:table-cell table:style-name="ce12" office:value-type="float" office:value="1" calcext:value-type="float">
            <office:annotation draw:style-name="gr9" draw:text-style-name="P2" svg:width="82.18pt" svg:height="61.68pt" svg:x="433.59pt" svg:y="213.48pt" draw:caption-point-x="-17.29pt" draw:caption-point-y="42.8pt">
              <dc:date>2017-10-05T00:00:00</dc:date>
              <text:p text:style-name="P1"><text:span text:style-name="T1">Darb. - vair.:</text:span></text:p>
              <text:p text:style-name="P1"><text:span text:style-name="T1">1 – prisijungimas prie paskyros</text:span></text:p>
            </office:annotation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office:annotation draw:style-name="gr5" draw:text-style-name="P2" svg:width="82.18pt" svg:height="39.29pt" svg:x="530.79pt" svg:y="213.48pt" draw:caption-point-x="-17.29pt" draw:caption-point-y="42.8pt">
              <dc:date>2017-10-05T00:00:00</dc:date>
              <text:p text:style-name="P1"><text:span text:style-name="T1">Darb. - vair.:</text:span></text:p>
              <text:p text:style-name="P1"><text:span text:style-name="T1">1 – paskyros informacija</text:span></text:p>
            </office:annotation>
            <text:p>1</text:p>
          </table:table-cell>
          <table:table-cell table:style-name="ce12" office:value-type="float" office:value="1" calcext:value-type="float">
            <office:annotation draw:style-name="gr9" draw:text-style-name="P2" svg:width="82.18pt" svg:height="61.68pt" svg:x="563.19pt" svg:y="213.48pt" draw:caption-point-x="-17.29pt" draw:caption-point-y="42.8pt">
              <dc:date>2017-10-05T00:00:00</dc:date>
              <text:p text:style-name="P1"><text:span text:style-name="T1">Darb. - vair.:</text:span></text:p>
              <text:p text:style-name="P1"><text:span text:style-name="T1">1 – biuro lokacija, užsakovo tel. numeris</text:span></text:p>
            </office:annotation>
            <text:p>1</text:p>
          </table:table-cell>
          <table:table-cell table:style-name="ce12" office:value-type="float" office:value="1" calcext:value-type="float">
            <office:annotation draw:style-name="gr4" draw:text-style-name="P2" svg:width="82.18pt" svg:height="50.49pt" svg:x="595.59pt" svg:y="213.48pt" draw:caption-point-x="-17.29pt" draw:caption-point-y="42.8pt">
              <dc:date>2017-10-05T00:00:00</dc:date>
              <text:p text:style-name="P1"><text:span text:style-name="T1">Darb. - vair.:</text:span></text:p>
              <text:p text:style-name="P1"><text:span text:style-name="T1">1 – dienos užsakymai ir maršrutai</text:span></text:p>
            </office:annotation>
            <text:p>1</text:p>
          </table:table-cell>
          <table:table-cell table:style-name="ce12" office:value-type="float" office:value="2" calcext:value-type="float">
            <office:annotation draw:style-name="gr7" draw:text-style-name="P2" svg:width="82.18pt" svg:height="61.68pt" svg:x="627.99pt" svg:y="213.48pt" draw:caption-point-x="-17.29pt" draw:caption-point-y="42.8pt">
              <dc:date>2017-10-05T00:00:00</dc:date>
              <text:p text:style-name="P1"><text:span text:style-name="T1">Darb. - vair.:</text:span></text:p>
              <text:p text:style-name="P1"><text:span text:style-name="T1">1 – paskyros informacija</text:span></text:p>
              <text:p text:style-name="P1"><text:span text:style-name="T1">1 – prisijungimas prie paskyros</text:span></text:p>
            </office:annotation>
            <text:p>2</text:p>
          </table:table-cell>
          <table:table-cell table:style-name="ce12" office:value-type="float" office:value="1" calcext:value-type="float">
            <office:annotation draw:style-name="gr7" draw:text-style-name="P2" svg:width="82.18pt" svg:height="61.68pt" svg:x="660.39pt" svg:y="213.48pt" draw:caption-point-x="-17.29pt" draw:caption-point-y="42.8pt">
              <dc:date>2017-10-05T00:00:00</dc:date>
              <text:p text:style-name="P1"><text:span text:style-name="T1">Darb. - vair.:</text:span></text:p>
              <text:p text:style-name="P1"><text:span text:style-name="T1">1 – biuro lokacija, užsakovo tel. numeris</text:span></text:p>
            </office:annotation>
            <text:p>1</text:p>
          </table:table-cell>
          <table:table-cell table:style-name="ce12" office:value-type="float" office:value="1" calcext:value-type="float">
            <office:annotation draw:style-name="gr4" draw:text-style-name="P2" svg:width="82.18pt" svg:height="50.49pt" svg:x="692.79pt" svg:y="213.48pt" draw:caption-point-x="-17.29pt" draw:caption-point-y="42.8pt">
              <dc:date>2017-10-05T00:00:00</dc:date>
              <text:p text:style-name="P1"><text:span text:style-name="T1">Darb. - vair.:</text:span></text:p>
              <text:p text:style-name="P1"><text:span text:style-name="T1">1 – dienos užsakymai ir maršrutai</text:span></text:p>
            </office:annotation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covered-table-cell table:style-name="ce12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4" table:number-rows-spanned="1">
            <text:p>FP objekto tipui</text:p>
          </table:table-cell>
          <table:covered-table-cell table:number-columns-repeated="3" table:style-name="ce12"/>
          <table:table-cell table:style-name="ce12" table:formula="of:=SUM([.G17:.G21])*[.$D$6]+SUM([.H17:.H21])*[.$E$6]+SUM([.I17:.I21])*[.$F$6]" office:value-type="float" office:value="48" calcext:value-type="float" table:number-columns-spanned="3" table:number-rows-spanned="1">
            <text:p>48</text:p>
          </table:table-cell>
          <table:covered-table-cell table:number-columns-repeated="2" table:style-name="ce12"/>
          <table:table-cell table:style-name="ce12" table:formula="of:=SUM([.J17:.J21])*[.$D$7]+SUM([.K17:.K21])*[.$E$7]+SUM([.L17:.L21])*[.$F$7]" office:value-type="float" office:value="35" calcext:value-type="float" table:number-columns-spanned="3" table:number-rows-spanned="1">
            <text:p>35</text:p>
          </table:table-cell>
          <table:covered-table-cell table:number-columns-repeated="2" table:style-name="ce12"/>
          <table:table-cell table:style-name="ce12" table:formula="of:=SUM([.M17:.M21])*[.$D$8]+SUM([.N17:.N21])*[.$E$8]+SUM([.O17:.O21])*[.$F$8]" office:value-type="float" office:value="76" calcext:value-type="float" table:number-columns-spanned="3" table:number-rows-spanned="1">
            <text:p>76</text:p>
          </table:table-cell>
          <table:covered-table-cell table:number-columns-repeated="2" table:style-name="ce12"/>
          <table:table-cell table:style-name="ce12" table:formula="of:=SUM([.P17:.P21])*[.$D$9]+SUM([.Q17:.Q21])*[.$E$9]+SUM([.R17:.R21])*[.$F$9]" office:value-type="float" office:value="100" calcext:value-type="float" table:number-columns-spanned="3" table:number-rows-spanned="1">
            <text:p>100</text:p>
          </table:table-cell>
          <table:covered-table-cell table:number-columns-repeated="2" table:style-name="ce12"/>
          <table:table-cell table:style-name="ce12" table:formula="of:=SUM([.S17:.S21])*[.$D$10]+SUM([.T17:.T21])*[.$E$10]+SUM([.U17:.U21])*[.$F$10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"/>
          <table:table-cell table:style-name="ce12" table:formula="of:=SUM([.G22:.S22])" office:value-type="float" office:value="259" calcext:value-type="float">
            <text:p>259</text:p>
          </table:table-cell>
        </table:table-row>
        <table:table-row table:style-name="ro1" table:number-rows-repeated="6">
          <table:table-cell table:number-columns-repeated="22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Funkciniai taškai</text:p>
          </table:table-cell>
          <table:covered-table-cell/>
          <table:table-cell table:number-columns-repeated="3"/>
          <table:table-cell table:style-name="ce1" office:value-type="string" calcext:value-type="string" table:number-columns-spanned="6" table:number-rows-spanned="1">
            <text:p>Patikslinimo koeficiento faktoriai</text:p>
          </table:table-cell>
          <table:covered-table-cell table:style-name="ce1"/>
          <table:covered-table-cell table:number-columns-repeated="4"/>
          <table:table-cell table:number-columns-repeated="9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3" table:number-rows-spanned="1">
            <text:p>Nepatikslinti funkciniai taškai: </text:p>
          </table:table-cell>
          <table:covered-table-cell table:number-columns-repeated="2" table:style-name="ce9"/>
          <table:table-cell table:style-name="ce19" table:formula="of:=[.V22]" office:value-type="float" office:value="259" calcext:value-type="float">
            <text:p>259</text:p>
          </table:table-cell>
          <table:table-cell table:number-columns-repeated="2"/>
          <table:table-cell table:style-name="ce18" office:value-type="string" calcext:value-type="string" table:number-columns-spanned="6" table:number-rows-spanned="1">
            <text:p>Pavadinimas</text:p>
          </table:table-cell>
          <table:covered-table-cell table:number-columns-repeated="5" table:style-name="ce18"/>
          <table:table-cell table:style-name="ce18" office:value-type="string" calcext:value-type="string" table:number-columns-spanned="2" table:number-rows-spanned="1">
            <text:p>Vertinimas</text:p>
          </table:table-cell>
          <table:covered-table-cell table:style-name="ce8"/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3" table:number-rows-spanned="1">
            <text:p>Patikslinimo koeficientas: </text:p>
          </table:table-cell>
          <table:covered-table-cell table:number-columns-repeated="2" table:style-name="ce9"/>
          <table:table-cell table:style-name="ce10" table:formula="of:=0.65+0.01*SUM([.O32:.O45])" office:value-type="float" office:value="1.07" calcext:value-type="float">
            <text:p>1.07</text:p>
          </table:table-cell>
          <table:table-cell/>
          <table:table-cell table:style-name="ce13" office:value-type="string" calcext:value-type="string">
            <text:p>1</text:p>
          </table:table-cell>
          <table:table-cell table:style-name="ce32" office:value-type="string" calcext:value-type="string" table:number-columns-spanned="6" table:number-rows-spanned="1">
            <office:annotation draw:style-name="gr10" draw:text-style-name="P2" svg:width="82.18pt" svg:height="106.47pt" svg:x="660.39pt" svg:y="354.27pt" draw:caption-point-x="-17.29pt" draw:caption-point-y="42.8pt">
              <dc:date>2017-10-05T00:00:00</dc:date>
              <text:p text:style-name="P1"><text:span text:style-name="T1">The data and control information used in</text:span></text:p>
              <text:p text:style-name="P1"><text:span text:style-name="T1">the application are sent or received over communication facilities.</text:span></text:p>
            </office:annotation>
            <text:p>Data Communications</text:p>
          </table:table-cell>
          <table:covered-table-cell table:number-columns-repeated="5" table:style-name="ce32"/>
          <table:table-cell table:style-name="ce19" office:value-type="float" office:value="4" calcext:value-type="float" table:number-columns-spanned="2" table:number-rows-spanned="1">
            <text:p>4</text:p>
          </table:table-cell>
          <table:covered-table-cell table:style-name="ce8"/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3" table:number-rows-spanned="1">
            <text:p>Patikslinti funkciniai taškai: </text:p>
          </table:table-cell>
          <table:covered-table-cell table:number-columns-repeated="2" table:style-name="ce9"/>
          <table:table-cell table:style-name="ce10" table:formula="of:=[.F31]*[.F32]" office:value-type="float" office:value="277.13" calcext:value-type="float">
            <text:p>277.13</text:p>
          </table:table-cell>
          <table:table-cell/>
          <table:table-cell table:style-name="ce13" office:value-type="string" calcext:value-type="string">
            <text:p>2</text:p>
          </table:table-cell>
          <table:table-cell table:style-name="ce32" office:value-type="string" calcext:value-type="string" table:number-columns-spanned="6" table:number-rows-spanned="1">
            <office:annotation draw:style-name="gr11" draw:text-style-name="P2" svg:width="82.18pt" svg:height="95.27pt" svg:x="660.39pt" svg:y="367.06pt" draw:caption-point-x="-17.29pt" draw:caption-point-y="42.8pt">
              <dc:date>2017-10-05T00:00:00</dc:date>
              <text:p text:style-name="P1"><text:span text:style-name="T1">Distributed data or processing</text:span></text:p>
              <text:p text:style-name="P1"><text:span text:style-name="T1">functions are a characteristic of the application within the application</text:span></text:p>
              <text:p text:style-name="P1"><text:span text:style-name="T1">boundary.</text:span></text:p>
            </office:annotation>
            <text:p>Distributed Data Processing</text:p>
          </table:table-cell>
          <table:covered-table-cell table:number-columns-repeated="5" table:style-name="ce32"/>
          <table:table-cell table:style-name="ce19" office:value-type="float" office:value="4" calcext:value-type="float" table:number-columns-spanned="2" table:number-rows-spanned="1">
            <text:p>4</text:p>
          </table:table-cell>
          <table:covered-table-cell table:style-name="ce8"/>
          <table:table-cell table:number-columns-repeated="6"/>
        </table:table-row>
        <table:table-row table:style-name="ro1">
          <table:table-cell table:number-columns-repeated="7"/>
          <table:table-cell table:style-name="ce13" office:value-type="string" calcext:value-type="string">
            <text:p>3</text:p>
          </table:table-cell>
          <table:table-cell table:style-name="ce32" office:value-type="string" calcext:value-type="string" table:number-columns-spanned="6" table:number-rows-spanned="1">
            <office:annotation draw:style-name="gr12" draw:text-style-name="P2" svg:width="82.18pt" svg:height="173.65pt" svg:x="660.39pt" svg:y="379.87pt" draw:caption-point-x="-17.29pt" draw:caption-point-y="42.8pt">
              <dc:date>2017-10-05T00:00:00</dc:date>
              <text:p text:style-name="P1"><text:span text:style-name="T1">Application performance objectives, stated or</text:span></text:p>
              <text:p text:style-name="P1"><text:span text:style-name="T1">approved by the user, in either response or throughput, influence (or</text:span></text:p>
              <text:p text:style-name="P1"><text:span text:style-name="T1">will influence) the design, development, installation and support of the</text:span></text:p>
              <text:p text:style-name="P1"><text:span text:style-name="T1">application.</text:span></text:p>
            </office:annotation>
            <text:p>Performance</text:p>
          </table:table-cell>
          <table:covered-table-cell table:number-columns-repeated="5" table:style-name="ce3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 table:number-columns-repeated="6"/>
        </table:table-row>
        <table:table-row table:style-name="ro1">
          <table:table-cell table:number-columns-repeated="7"/>
          <table:table-cell table:style-name="ce13" office:value-type="string" calcext:value-type="string">
            <text:p>4</text:p>
          </table:table-cell>
          <table:table-cell table:style-name="ce32" office:value-type="string" calcext:value-type="string" table:number-columns-spanned="6" table:number-rows-spanned="1">
            <office:annotation draw:style-name="gr13" draw:text-style-name="P2" svg:width="82.18pt" svg:height="117.67pt" svg:x="660.39pt" svg:y="392.66pt" draw:caption-point-x="-17.29pt" draw:caption-point-y="42.8pt">
              <dc:date>2017-10-05T00:00:00</dc:date>
              <text:p text:style-name="P1"><text:span text:style-name="T1">A heavily used operational</text:span></text:p>
              <text:p text:style-name="P1"><text:span text:style-name="T1">configuration, requiring special design considerations, is a characteristic</text:span></text:p>
              <text:p text:style-name="P1"><text:span text:style-name="T1">of the application.</text:span></text:p>
            </office:annotation>
            <text:p>Heavily Used Configuration</text:p>
          </table:table-cell>
          <table:covered-table-cell table:number-columns-repeated="5" table:style-name="ce32"/>
          <table:table-cell table:style-name="ce19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number-columns-repeated="6"/>
        </table:table-row>
        <table:table-row table:style-name="ro1">
          <table:table-cell table:number-columns-repeated="7"/>
          <table:table-cell table:style-name="ce13" office:value-type="string" calcext:value-type="string">
            <text:p>5</text:p>
          </table:table-cell>
          <table:table-cell table:style-name="ce32" office:value-type="string" calcext:value-type="string" table:number-columns-spanned="6" table:number-rows-spanned="1">
            <office:annotation draw:style-name="gr14" draw:text-style-name="P2" svg:width="82.18pt" svg:height="84.08pt" svg:x="660.39pt" svg:y="405.47pt" draw:caption-point-x="-17.29pt" draw:caption-point-y="42.8pt">
              <dc:date>2017-10-05T00:00:00</dc:date>
              <text:p text:style-name="P1"><text:span text:style-name="T1"><text:s/></text:span><text:span text:style-name="T1">The transaction rate is high and influences the</text:span></text:p>
              <text:p text:style-name="P1"><text:span text:style-name="T1">design, development, installation and support.</text:span></text:p>
            </office:annotation>
            <text:p>Transaction Rate</text:p>
          </table:table-cell>
          <table:covered-table-cell table:number-columns-repeated="5" table:style-name="ce32"/>
          <table:table-cell table:style-name="ce19" office:value-type="float" office:value="2" calcext:value-type="float" table:number-columns-spanned="2" table:number-rows-spanned="1">
            <text:p>2</text:p>
          </table:table-cell>
          <table:covered-table-cell table:style-name="ce8"/>
          <table:table-cell table:number-columns-repeated="6"/>
        </table:table-row>
        <table:table-row table:style-name="ro1">
          <table:table-cell table:number-columns-repeated="7"/>
          <table:table-cell table:style-name="ce13" office:value-type="string" calcext:value-type="string">
            <text:p>6</text:p>
          </table:table-cell>
          <table:table-cell table:style-name="ce32" office:value-type="string" calcext:value-type="string" table:number-columns-spanned="6" table:number-rows-spanned="1">
            <office:annotation draw:style-name="gr3" draw:text-style-name="P2" svg:width="82.18pt" svg:height="72.88pt" svg:x="660.39pt" svg:y="418.28pt" draw:caption-point-x="-17.29pt" draw:caption-point-y="42.8pt">
              <dc:date>2017-10-05T00:00:00</dc:date>
              <text:p text:style-name="P1"><text:span text:style-name="T1">On-line data entry and control information</text:span></text:p>
              <text:p text:style-name="P1"><text:span text:style-name="T1">functions are provided in the application.</text:span></text:p>
            </office:annotation>
            <text:p>On-line Data Entry</text:p>
          </table:table-cell>
          <table:covered-table-cell table:number-columns-repeated="5" table:style-name="ce3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 table:number-columns-repeated="6"/>
        </table:table-row>
        <table:table-row table:style-name="ro1">
          <table:table-cell table:number-columns-repeated="7"/>
          <table:table-cell table:style-name="ce13" office:value-type="string" calcext:value-type="string">
            <text:p>7</text:p>
          </table:table-cell>
          <table:table-cell table:style-name="ce32" office:value-type="string" calcext:value-type="string" table:number-columns-spanned="6" table:number-rows-spanned="1">
            <office:annotation draw:style-name="gr3" draw:text-style-name="P2" svg:width="82.18pt" svg:height="72.88pt" svg:x="660.39pt" svg:y="431.06pt" draw:caption-point-x="-17.29pt" draw:caption-point-y="42.8pt">
              <dc:date>2017-10-05T00:00:00</dc:date>
              <text:p text:style-name="P1"><text:span text:style-name="T1">The on-line functions provided emphasize a</text:span></text:p>
              <text:p text:style-name="P1"><text:span text:style-name="T1">design for end-user efficiency.</text:span></text:p>
            </office:annotation>
            <text:p>End-User Efficiency</text:p>
          </table:table-cell>
          <table:covered-table-cell table:number-columns-repeated="5" table:style-name="ce3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 table:number-columns-repeated="6"/>
        </table:table-row>
        <table:table-row table:style-name="ro1">
          <table:table-cell table:number-columns-repeated="7"/>
          <table:table-cell table:style-name="ce13" office:value-type="string" calcext:value-type="string">
            <text:p>8</text:p>
          </table:table-cell>
          <table:table-cell table:style-name="ce32" office:value-type="string" calcext:value-type="string" table:number-columns-spanned="6" table:number-rows-spanned="1">
            <office:annotation draw:style-name="gr9" draw:text-style-name="P2" svg:width="82.18pt" svg:height="61.68pt" svg:x="660.39pt" svg:y="443.88pt" draw:caption-point-x="-17.29pt" draw:caption-point-y="42.8pt">
              <dc:date>2017-10-05T00:00:00</dc:date>
              <text:p text:style-name="P1"><text:span text:style-name="T1"><text:s/></text:span><text:span text:style-name="T1">The application provides on-line update for the</text:span></text:p>
              <text:p text:style-name="P1"><text:span text:style-name="T1">internal logical files.</text:span></text:p>
            </office:annotation>
            <text:p>On-line Update</text:p>
          </table:table-cell>
          <table:covered-table-cell table:number-columns-repeated="5" table:style-name="ce3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 table:number-columns-repeated="6"/>
        </table:table-row>
        <table:table-row table:style-name="ro1">
          <table:table-cell table:number-columns-repeated="7"/>
          <table:table-cell table:style-name="ce13" office:value-type="string" calcext:value-type="string">
            <text:p>9</text:p>
          </table:table-cell>
          <table:table-cell table:style-name="ce32" office:value-type="string" calcext:value-type="string" table:number-columns-spanned="6" table:number-rows-spanned="1">
            <office:annotation draw:style-name="gr9" draw:text-style-name="P2" svg:width="82.18pt" svg:height="61.68pt" svg:x="660.39pt" svg:y="573.22pt" draw:caption-point-x="-17.29pt" draw:caption-point-y="-73.76pt">
              <dc:date>2017-10-05T00:00:00</dc:date>
              <text:p text:style-name="P1"><text:span text:style-name="T1"><text:s/></text:span><text:span text:style-name="T1">Complex processing is a characteristic of the</text:span></text:p>
              <text:p text:style-name="P1"><text:span text:style-name="T1">application.</text:span></text:p>
            </office:annotation>
            <text:p>Complex Processing</text:p>
          </table:table-cell>
          <table:covered-table-cell table:number-columns-repeated="5" table:style-name="ce32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8"/>
          <table:table-cell table:number-columns-repeated="6"/>
        </table:table-row>
        <table:table-row table:style-name="ro1">
          <table:table-cell table:number-columns-repeated="7"/>
          <table:table-cell table:style-name="ce13" office:value-type="string" calcext:value-type="string">
            <text:p>10</text:p>
          </table:table-cell>
          <table:table-cell table:style-name="ce32" office:value-type="string" calcext:value-type="string" table:number-columns-spanned="6" table:number-rows-spanned="1">
            <office:annotation draw:style-name="gr15" draw:text-style-name="P2" svg:width="82.18pt" svg:height="128.86pt" svg:x="660.39pt" svg:y="469.47pt" draw:caption-point-x="-17.29pt" draw:caption-point-y="42.8pt">
              <dc:date>2017-10-05T00:00:00</dc:date>
              <text:p text:style-name="P1"><text:span text:style-name="T1">The application and the code in the application have</text:span></text:p>
              <text:p text:style-name="P1"><text:span text:style-name="T1">been specifically designed, developed and supported to be usable in</text:span></text:p>
              <text:p text:style-name="P1"><text:span text:style-name="T1">other applications. </text:span></text:p>
            </office:annotation>
            <text:p>Reusability</text:p>
          </table:table-cell>
          <table:covered-table-cell table:number-columns-repeated="5" table:style-name="ce32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8"/>
          <table:table-cell table:number-columns-repeated="6"/>
        </table:table-row>
        <table:table-row table:style-name="ro1">
          <table:table-cell table:number-columns-repeated="7"/>
          <table:table-cell table:style-name="ce13" office:value-type="string" calcext:value-type="string">
            <text:p>11</text:p>
          </table:table-cell>
          <table:table-cell table:style-name="ce32" office:value-type="string" calcext:value-type="string" table:number-columns-spanned="6" table:number-rows-spanned="1">
            <office:annotation draw:style-name="gr12" draw:text-style-name="P2" svg:width="82.18pt" svg:height="173.65pt" svg:x="660.39pt" svg:y="598.82pt" draw:caption-point-x="-17.29pt" draw:caption-point-y="-73.76pt">
              <dc:date>2017-10-05T00:00:00</dc:date>
              <text:p text:style-name="P1"><text:span text:style-name="T1">Conversion and installation ease are characteristics</text:span></text:p>
              <text:p text:style-name="P1"><text:span text:style-name="T1">of the application. A conversion and installation plan and/or conversion</text:span></text:p>
              <text:p text:style-name="P1"><text:span text:style-name="T1">tools were provided and tested during the system test phase. </text:span></text:p>
            </office:annotation>
            <text:p>Installation Ease</text:p>
          </table:table-cell>
          <table:covered-table-cell table:number-columns-repeated="5" table:style-name="ce32"/>
          <table:table-cell table:style-name="ce19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number-columns-repeated="6"/>
        </table:table-row>
        <table:table-row table:style-name="ro1">
          <table:table-cell table:number-columns-repeated="7"/>
          <table:table-cell table:style-name="ce13" office:value-type="string" calcext:value-type="string">
            <text:p>12</text:p>
          </table:table-cell>
          <table:table-cell table:style-name="ce32" office:value-type="string" calcext:value-type="string" table:number-columns-spanned="6" table:number-rows-spanned="1">
            <office:annotation draw:style-name="gr16" draw:text-style-name="P2" svg:width="82.18pt" svg:height="151.26pt" svg:x="660.39pt" svg:y="495.07pt" draw:caption-point-x="-17.29pt" draw:caption-point-y="42.8pt">
              <dc:date>2017-10-05T00:00:00</dc:date>
              <text:p text:style-name="P1"><text:span text:style-name="T1">Operational ease is a characteristic of the</text:span></text:p>
              <text:p text:style-name="P1"><text:span text:style-name="T1">application. Effective start-up, backup and recovery procedures were</text:span></text:p>
              <text:p text:style-name="P1"><text:span text:style-name="T1">provided and tested during the system test phase.</text:span></text:p>
            </office:annotation>
            <text:p>Operational Ease</text:p>
          </table:table-cell>
          <table:covered-table-cell table:number-columns-repeated="5" table:style-name="ce3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 table:number-columns-repeated="6"/>
        </table:table-row>
        <table:table-row table:style-name="ro1">
          <table:table-cell table:number-columns-repeated="7"/>
          <table:table-cell table:style-name="ce13" office:value-type="string" calcext:value-type="string">
            <text:p>13</text:p>
          </table:table-cell>
          <table:table-cell table:style-name="ce32" office:value-type="string" calcext:value-type="string" table:number-columns-spanned="6" table:number-rows-spanned="1">
            <office:annotation draw:style-name="gr13" draw:text-style-name="P2" svg:width="82.18pt" svg:height="117.67pt" svg:x="660.39pt" svg:y="624.42pt" draw:caption-point-x="-17.29pt" draw:caption-point-y="-73.76pt">
              <dc:date>2017-10-05T00:00:00</dc:date>
              <text:p text:style-name="P1"><text:span text:style-name="T1">The application has been specifically designed,</text:span></text:p>
              <text:p text:style-name="P1"><text:span text:style-name="T1">developed and supported to be installed at multiple sites for multiple</text:span></text:p>
              <text:p text:style-name="P1"><text:span text:style-name="T1">organizations.</text:span></text:p>
            </office:annotation>
            <text:p>Multiple Sites</text:p>
          </table:table-cell>
          <table:covered-table-cell table:number-columns-repeated="5" table:style-name="ce32"/>
          <table:table-cell table:style-name="ce19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number-columns-repeated="6"/>
        </table:table-row>
        <table:table-row table:style-name="ro1">
          <table:table-cell table:number-columns-repeated="7"/>
          <table:table-cell table:style-name="ce13" office:value-type="string" calcext:value-type="string">
            <text:p>14</text:p>
          </table:table-cell>
          <table:table-cell table:style-name="ce32" office:value-type="string" calcext:value-type="string" table:number-columns-spanned="6" table:number-rows-spanned="1">
            <office:annotation draw:style-name="gr13" draw:text-style-name="P2" svg:width="82.18pt" svg:height="117.67pt" svg:x="660.39pt" svg:y="520.67pt" draw:caption-point-x="-17.29pt" draw:caption-point-y="42.8pt">
              <dc:date>2017-10-05T00:00:00</dc:date>
              <text:p text:style-name="P1"><text:span text:style-name="T1">The application has been specifically designed,</text:span></text:p>
              <text:p text:style-name="P1"><text:span text:style-name="T1">developed and supported to facilitate change.</text:span></text:p>
            </office:annotation>
            <text:p>Facilitate Change</text:p>
          </table:table-cell>
          <table:covered-table-cell table:number-columns-repeated="5" table:style-name="ce32"/>
          <table:table-cell table:style-name="ce19" office:value-type="float" office:value="2" calcext:value-type="float" table:number-columns-spanned="2" table:number-rows-spanned="1">
            <text:p>2</text:p>
          </table:table-cell>
          <table:covered-table-cell table:style-name="ce8"/>
          <table:table-cell table:number-columns-repeated="6"/>
        </table:table-row>
        <table:table-row table:style-name="ro1" table:number-rows-repeated="8">
          <table:table-cell table:number-columns-repeated="22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Pastangų vertinimas</text:p>
          </table:table-cell>
          <table:covered-table-cell table:number-columns-repeated="2"/>
          <table:table-cell table:number-columns-repeated="17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4" table:number-rows-spanned="1">
            <text:p>Užduoties pavadinimas</text:p>
          </table:table-cell>
          <table:covered-table-cell table:number-columns-repeated="3" table:style-name="ce18"/>
          <table:table-cell table:style-name="ce18" office:value-type="string" calcext:value-type="string" table:number-columns-spanned="2" table:number-rows-spanned="1">
            <text:p>Valandos</text:p>
          </table:table-cell>
          <table:covered-table-cell table:style-name="ce8"/>
          <table:table-cell table:number-columns-repeated="14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4" table:number-rows-spanned="1">
            <text:p>Analizė</text:p>
          </table:table-cell>
          <table:covered-table-cell table:number-columns-repeated="2" table:style-name="ce8"/>
          <table:covered-table-cell table:style-name="ce26"/>
          <table:table-cell table:style-name="ce19" office:value-type="float" office:value="16" calcext:value-type="float" table:number-columns-spanned="2" table:number-rows-spanned="1">
            <text:p>16</text:p>
          </table:table-cell>
          <table:covered-table-cell table:style-name="ce8"/>
          <table:table-cell table:number-columns-repeated="14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4" table:number-rows-spanned="1">
            <text:p>Projektavimas</text:p>
          </table:table-cell>
          <table:covered-table-cell table:number-columns-repeated="2" table:style-name="ce8"/>
          <table:covered-table-cell table:style-name="ce26"/>
          <table:table-cell table:style-name="ce19" office:value-type="float" office:value="70" calcext:value-type="float" table:number-columns-spanned="2" table:number-rows-spanned="1">
            <text:p>70</text:p>
          </table:table-cell>
          <table:covered-table-cell table:style-name="ce8"/>
          <table:table-cell table:number-columns-repeated="14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4" table:number-rows-spanned="1">
            <text:p>Pakeitimų įgyvendinimas po projektavimo</text:p>
          </table:table-cell>
          <table:covered-table-cell table:number-columns-repeated="2" table:style-name="ce8"/>
          <table:covered-table-cell table:style-name="ce26"/>
          <table:table-cell table:style-name="ce19" office:value-type="float" office:value="16" calcext:value-type="float" table:number-columns-spanned="2" table:number-rows-spanned="1">
            <text:p>16</text:p>
          </table:table-cell>
          <table:covered-table-cell table:style-name="ce8"/>
          <table:table-cell table:number-columns-repeated="14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4" table:number-rows-spanned="1">
            <text:p>Programavimas</text:p>
          </table:table-cell>
          <table:covered-table-cell table:number-columns-repeated="2" table:style-name="ce8"/>
          <table:covered-table-cell table:style-name="ce26"/>
          <table:table-cell table:style-name="ce19" office:value-type="float" office:value="400" calcext:value-type="float" table:number-columns-spanned="2" table:number-rows-spanned="1">
            <text:p>400</text:p>
          </table:table-cell>
          <table:covered-table-cell table:style-name="ce8"/>
          <table:table-cell table:number-columns-repeated="14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4" table:number-rows-spanned="1">
            <text:p>Testavimas</text:p>
          </table:table-cell>
          <table:covered-table-cell table:number-columns-repeated="2" table:style-name="ce8"/>
          <table:covered-table-cell table:style-name="ce26"/>
          <table:table-cell table:style-name="ce19" office:value-type="float" office:value="200" calcext:value-type="float" table:number-columns-spanned="2" table:number-rows-spanned="1">
            <text:p>200</text:p>
          </table:table-cell>
          <table:covered-table-cell table:style-name="ce8"/>
          <table:table-cell table:number-columns-repeated="14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4" table:number-rows-spanned="1">
            <text:p>Taisymas</text:p>
          </table:table-cell>
          <table:covered-table-cell table:number-columns-repeated="2" table:style-name="ce8"/>
          <table:covered-table-cell table:style-name="ce26"/>
          <table:table-cell table:style-name="ce19" office:value-type="float" office:value="100" calcext:value-type="float" table:number-columns-spanned="2" table:number-rows-spanned="1">
            <text:p>100</text:p>
          </table:table-cell>
          <table:covered-table-cell table:style-name="ce8"/>
          <table:table-cell table:number-columns-repeated="14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4" table:number-rows-spanned="1">
            <text:p>Papildomų pakeitimų įgyvendinimas</text:p>
          </table:table-cell>
          <table:covered-table-cell table:number-columns-repeated="2" table:style-name="ce8"/>
          <table:covered-table-cell table:style-name="ce26"/>
          <table:table-cell table:style-name="ce19" office:value-type="float" office:value="40" calcext:value-type="float" table:number-columns-spanned="2" table:number-rows-spanned="1">
            <text:p>40</text:p>
          </table:table-cell>
          <table:covered-table-cell table:style-name="ce8"/>
          <table:table-cell table:number-columns-repeated="14"/>
        </table:table-row>
        <table:table-row table:style-name="ro1">
          <table:table-cell table:number-columns-repeated="2"/>
          <table:table-cell table:style-name="ce22" table:number-columns-spanned="3" table:number-rows-spanned="1"/>
          <table:covered-table-cell table:number-columns-repeated="2" table:style-name="ce22"/>
          <table:table-cell table:number-columns-repeated="17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2"/>
          <table:table-cell table:style-name="ce23"/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5">00/00/0000</text:date>, <text:time style:data-style-name="N2" text:time-value="13:53:33.8492610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8:44:02.589095109</meta:creation-date>
    <meta:generator>LibreOffice/5.4.1.2.0$Linux_X86_64 LibreOffice_project/40m0$Build-2</meta:generator>
    <dc:date>2017-10-05T13:54:03.952213867</dc:date>
    <meta:editing-duration>PT1H21M51S</meta:editing-duration>
    <meta:editing-cycles>22</meta:editing-cycles>
    <meta:document-statistic meta:table-count="1" meta:cell-count="204" meta:object-count="0"/>
  </office:meta>
</office:document-meta>
</file>